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Nigh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</text:p>
              </text:list-item>
              <text:list-item>
                <text:p>Definition and Motivation</text:p>
              </text:list-item>
              <text:list-item>
                <text:p><text:span text:style-name="T2">Night Fly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craft and Equipment Requirements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Cockpit / Interior Lighting</text:p>
              </text:list-item>
              <text:list-item>
                <text:p>Flashlight</text:p>
              </text:list-item>
              <text:list-item>
                <text:p>Instruments</text:p>
              </text:list-item>
              <text:list-item>
                <text:p>Exterior Ligh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irport Lighting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7.606cm" svg:x="1.399cm" svg:y="12.714cm" presentation:class="outline" presentation:user-transformed="true">
          <draw:text-box>
            <text:list text:style-name="L2">
              <text:list-item>
                <text:p>Approach (CAT I, II, III)</text:p>
              </text:list-item>
              <text:list-item>
                <text:p>Runway (Threshold, Edge, Center)</text:p>
              </text:list-item>
              <text:list-item>
                <text:p>Taxiway (Edge, Center, Protection, Holding)</text:p>
              </text:list-item>
              <text:list-item>
                <text:p>Obstructions (Steady, Flashing)</text:p>
              </text:list-item>
              <text:list-item>
                <text:p>ARCAL, Reflec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uman Limitations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6.59cm" svg:x="1.399cm" svg:y="12.714cm" presentation:class="outline" presentation:user-transformed="true">
          <draw:text-box>
            <text:list text:style-name="L2">
              <text:list-item>
                <text:p>Darkness Adaptation</text:p>
              </text:list-item>
              <text:list-item>
                <text:p>Red Light</text:p>
              </text:list-item>
              <text:list-item>
                <text:p>Strobe Lights</text:p>
              </text:list-item>
              <text:list-item>
                <text:p>Illusions and Vertig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raffic and Evironmen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>
          <draw:text-box>
            <text:list text:style-name="L2">
              <text:list-item>
                <text:p>Collision Avoidance (Strobe and Position Lights)</text:p>
              </text:list-item>
              <text:list-item>
                <text:p>Inadvertant Flight into Clou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axiing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ake-Off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Approach and Landing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ircuit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4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ross Country at Night</text:p>
          </draw:text-box>
        </draw:frame>
        <draw:frame presentation:style-name="pr6" draw:layer="layout" svg:width="25.191cm" svg:height="5.81cm" svg:x="1.399cm" svg:y="6.351cm" presentation:class="outline" presentation:placeholder="true">
          <draw:text-box/>
        </draw:frame>
        <draw:frame presentation:style-name="pr6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Summary / Quiz</text:p>
          </draw:text-box>
        </draw:frame>
        <draw:frame presentation:style-name="pr8" draw:layer="layout" svg:width="25.191cm" svg:height="12.181cm" svg:x="1.399cm" svg:y="6.351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7" draw:layer="layout" svg:width="25.191cm" svg:height="3.507cm" svg:x="1.399cm" svg:y="2.54cm" presentation:class="title" presentation:user-transformed="true">
          <draw:text-box>
            <text:p>Night Flying (Ex. 25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28T12:08:27.821841207</dc:date>
    <meta:editing-duration>P3DT9H26M</meta:editing-duration>
    <meta:editing-cycles>989</meta:editing-cycles>
    <meta:generator>LibreOffice/4.2.7.2$Linux_x86 LibreOffice_project/420m0$Build-2</meta:generator>
    <meta:document-statistic meta:object-count="103"/>
  </office:meta>
</office:document-meta>
</file>